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300000039C6244010E1D24E8D.png" manifest:media-type="image/png"/>
  <manifest:file-entry manifest:full-path="Pictures/100002010000009F0000002A0BBDCF7CE21017E6.png" manifest:media-type="image/png"/>
  <manifest:file-entry manifest:full-path="Pictures/100002010000003500000036533FDBB73F90A926.png" manifest:media-type="image/png"/>
  <manifest:file-entry manifest:full-path="Pictures/1000020100000433000000173994C879716B25E8.png" manifest:media-type="image/png"/>
  <manifest:file-entry manifest:full-path="Pictures/10000201000000390000003EA3452738E8B9AB13.png" manifest:media-type="image/png"/>
  <manifest:file-entry manifest:full-path="Pictures/1000020100000009000002A99280FC3F1DD9C11B.png" manifest:media-type="image/png"/>
  <manifest:file-entry manifest:full-path="Pictures/10000201000000090000006651AC093571E7137F.png" manifest:media-type="image/png"/>
  <manifest:file-entry manifest:full-path="Pictures/1000020100000432000000390F609A2E736885FB.png" manifest:media-type="image/png"/>
  <manifest:file-entry manifest:full-path="Pictures/10000201000000A60000023B72992EE4E4DE1B15.png" manifest:media-type="image/png"/>
  <manifest:file-entry manifest:full-path="Pictures/10000201000000A60000023BC0C0207CE11FBAC2.png" manifest:media-type="image/png"/>
  <manifest:file-entry manifest:full-path="Pictures/10000201000000A60000007DACCEBD107BADAF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66c" draw:textarea-horizontal-align="justify" draw:textarea-vertical-align="middle" draw:auto-grow-height="false" fo:min-height="3.05cm" fo:min-width="3.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25cm" fo:min-width="27.93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35cm" fo:min-width="27.93cm"/>
      <style:paragraph-properties style:writing-mode="lr-tb"/>
    </style:style>
    <style:style style:name="gr5" style:family="graphic" style:parent-style-name="standard">
      <style:graphic-properties svg:stroke-color="#3465a4" draw:fill-color="#808080" draw:textarea-horizontal-align="justify" draw:textarea-vertical-align="middle" draw:auto-grow-height="false" fo:min-height="17.08cm" fo:min-width="0cm"/>
    </style:style>
    <style:style style:name="gr6" style:family="graphic" style:parent-style-name="standard">
      <style:graphic-properties svg:stroke-color="#3465a4" draw:fill-color="#cccccc" draw:textarea-horizontal-align="justify" draw:textarea-vertical-align="middle" draw:auto-grow-height="false" fo:min-height="2.45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svg:stroke-color="#3465a4" draw:fill-color="#808080" draw:textarea-horizontal-align="justify" draw:textarea-vertical-align="middle" draw:auto-grow-height="false" fo:min-height="0cm" fo:min-width="27.8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744cm" fo:min-width="3.594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3.95cm" fo:min-width="3.7cm"/>
      <style:paragraph-properties style:writing-mode="lr-tb"/>
    </style:style>
    <style:style style:name="gr12" style:family="graphic" style:parent-style-name="standard">
      <style:graphic-properties svg:stroke-color="#3465a4" draw:fill-color="#808080" draw:textarea-horizontal-align="justify" draw:textarea-vertical-align="middle" draw:auto-grow-height="false" fo:min-height="17.78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b66c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4c7dc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cccccc"/>
      <style:paragraph-properties fo:margin-top="0.5cm" fo:margin-bottom="0cm" fo:text-align="center"/>
    </style:style>
    <style:style style:name="P12" style:family="paragraph">
      <loext:graphic-properties draw:fill="none"/>
      <style:paragraph-properties fo:text-align="center" style:writing-mode="lr-tb"/>
      <style:text-properties fo:color="#ffffff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cm" svg:height="3.3cm" draw:transform="rotate (0.000174532925199433) translate (2.434cm 4.335cm)">
          <text:p text:style-name="P1">Board 1</text:p>
          <text:p text:style-name="P1"/>
          <text:p text:style-name="P1"><text:span text:style-name="T1">(hover to</text:span></text:p>
          <text:p text:style-name="P1"><text:span text:style-name="T1">show inf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4cm" svg:height="3.3cm" draw:transform="rotate (0.000174532925199433) translate (2.434cm 4.335cm)">
          <text:p text:style-name="P1">Board Name</text:p>
          <text:p text:style-name="P1"><text:span text:style-name="T1"/></text:p>
          <text:p text:style-name="P1"><text:span text:style-name="T1"/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391cm" svg:height="3.306cm" svg:x="2.444cm" svg:y="8.335cm">
          <draw:image xlink:href="Pictures/10000201000000A60000007DACCEBD107BADAF9B.png" xlink:type="simple" xlink:show="embed" xlink:actuate="onLoad" loext:mime-type="image/png">
            <text:p/>
          </draw:image>
        </draw:frame>
        <draw:frame draw:style-name="gr2" draw:text-style-name="P3" draw:layer="layout" svg:width="4.391cm" svg:height="3.306cm" svg:x="2.444cm" svg:y="12.235cm">
          <draw:image xlink:href="Pictures/10000201000000A60000007DACCEBD107BADAF9B.png" xlink:type="simple" xlink:show="embed" xlink:actuate="onLoad" loext:mime-type="image/png">
            <text:p/>
          </draw:image>
        </draw:frame>
        <draw:frame draw:style-name="gr2" draw:text-style-name="P3" draw:layer="layout" svg:width="4.391cm" svg:height="3.306cm" svg:x="2.435cm" svg:y="16.135cm">
          <draw:image xlink:href="Pictures/10000201000000A60000007DACCEBD107BADAF9B.png" xlink:type="simple" xlink:show="embed" xlink:actuate="onLoad" loext:mime-type="image/png">
            <text:p/>
          </draw:image>
        </draw:frame>
        <draw:frame draw:style-name="gr2" draw:text-style-name="P3" draw:layer="layout" svg:width="4.391cm" svg:height="15.107cm" svg:x="7.744cm" svg:y="4.328cm">
          <draw:image xlink:href="Pictures/10000201000000A60000023BC0C0207CE11FBAC2.png" xlink:type="simple" xlink:show="embed" xlink:actuate="onLoad" loext:mime-type="image/png">
            <text:p/>
          </draw:image>
        </draw:frame>
        <draw:frame draw:style-name="gr2" draw:text-style-name="P3" draw:layer="layout" svg:width="4.391cm" svg:height="15.107cm" svg:x="7.745cm" svg:y="4.329cm">
          <draw:image xlink:href="Pictures/10000201000000A60000023BC0C0207CE11FBAC2.png" xlink:type="simple" xlink:show="embed" xlink:actuate="onLoad" loext:mime-type="image/png">
            <text:p/>
          </draw:image>
        </draw:frame>
        <draw:frame draw:style-name="gr2" draw:text-style-name="P3" draw:layer="layout" svg:width="4.391cm" svg:height="15.107cm" svg:x="12.862cm" svg:y="4.33cm">
          <draw:image xlink:href="Pictures/10000201000000A60000023B72992EE4E4DE1B15.png" xlink:type="simple" xlink:show="embed" xlink:actuate="onLoad" loext:mime-type="image/png">
            <text:p/>
          </draw:image>
        </draw:frame>
        <draw:frame draw:style-name="gr2" draw:text-style-name="P3" draw:layer="layout" svg:width="4.391cm" svg:height="15.107cm" svg:x="18.044cm" svg:y="4.335cm">
          <draw:image xlink:href="Pictures/10000201000000A60000023B72992EE4E4DE1B15.png" xlink:type="simple" xlink:show="embed" xlink:actuate="onLoad" loext:mime-type="image/png">
            <text:p/>
          </draw:image>
        </draw:frame>
        <draw:frame draw:style-name="gr2" draw:text-style-name="P3" draw:layer="layout" svg:width="4.391cm" svg:height="15.107cm" svg:x="23.035cm" svg:y="4.328cm">
          <draw:image xlink:href="Pictures/10000201000000A60000023B72992EE4E4DE1B15.png" xlink:type="simple" xlink:show="embed" xlink:actuate="onLoad" loext:mime-type="image/png">
            <text:p/>
          </draw:image>
        </draw:frame>
        <draw:custom-shape draw:style-name="gr3" draw:text-style-name="P4" draw:layer="layout" svg:width="28.43cm" svg:height="1.5cm" svg:x="0.635cm" svg:y="0.835cm">
          <text:p text:style-name="P1">Board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8.43cm" svg:height="0.6cm" svg:x="0.635cm" svg:y="2.335cm">
          <text:p text:style-name="P5"><text:span text:style-name="T2">New <text:s text:c="9"/>Delet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23cm" svg:height="17.33cm" svg:x="28.785cm" svg:y="2.9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23cm" svg:height="2.7cm" svg:x="28.785cm" svg:y="5.63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7" draw:text-style-name="P10" draw:layer="layout" svg:width="28.415cm" svg:height="1.507cm" svg:x="0.65cm" svg:y="0.83cm">
          <draw:image xlink:href="Pictures/1000020100000432000000390F609A2E736885FB.png" xlink:type="simple" xlink:show="embed" xlink:actuate="onLoad" loext:mime-type="image/png">
            <text:p text:style-name="P9">Board Name</text:p>
          </draw:image>
        </draw:frame>
        <draw:custom-shape draw:style-name="gr8" draw:text-style-name="P7" draw:layer="layout" svg:width="28.3cm" svg:height="0.23cm" svg:x="0.635cm" svg:y="20.135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237cm" svg:height="2.698cm" draw:transform="rotate (1.5707963267949) translate (2.035cm 20.365cm)">
          <draw:image xlink:href="Pictures/10000201000000090000006651AC093571E7137F.png" xlink:type="simple" xlink:show="embed" xlink:actuate="onLoad" loext:mime-type="image/png">
            <text:p/>
          </draw:image>
        </draw:frame>
        <draw:frame draw:style-name="gr9" draw:text-style-name="P9" draw:layer="layout" svg:width="0.237cm" svg:height="17.787cm" svg:x="28.828cm" svg:y="2.348cm">
          <draw:image xlink:href="Pictures/1000020100000009000002A99280FC3F1DD9C11B.png" xlink:type="simple" xlink:show="embed" xlink:actuate="onLoad" loext:mime-type="image/png">
            <text:p/>
          </draw:image>
        </draw:frame>
        <draw:frame draw:style-name="gr9" draw:text-style-name="P9" draw:layer="layout" svg:width="0.237cm" svg:height="2.698cm" svg:x="28.828cm" svg:y="3.735cm">
          <draw:image xlink:href="Pictures/10000201000000090000006651AC093571E7137F.png" xlink:type="simple" xlink:show="embed" xlink:actuate="onLoad" loext:mime-type="image/png">
            <text:p/>
          </draw:image>
        </draw:frame>
        <draw:frame draw:style-name="gr9" draw:text-style-name="P9" draw:layer="layout" svg:width="28.429cm" svg:height="0.607cm" svg:x="0.635cm" svg:y="2.328cm">
          <draw:image xlink:href="Pictures/1000020100000433000000173994C879716B25E8.png" xlink:type="simple" xlink:show="embed" xlink:actuate="onLoad" loext:mime-type="image/png">
            <text:p/>
          </draw:image>
        </draw:frame>
        <draw:custom-shape draw:style-name="gr10" draw:text-style-name="P11" draw:layer="layout" svg:width="4.2cm" svg:height="1.1cm" svg:x="1.035cm" svg:y="3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4.206cm" svg:height="1.11cm" svg:x="6.529cm" svg:y="3.125cm">
          <draw:image xlink:href="Pictures/100002010000009F0000002A0BBDCF7CE21017E6.png" xlink:type="simple" xlink:show="embed" xlink:actuate="onLoad" loext:mime-type="image/png">
            <text:p/>
          </draw:image>
        </draw:frame>
        <draw:frame draw:style-name="gr9" draw:text-style-name="P9" draw:layer="layout" svg:width="4.206cm" svg:height="1.11cm" svg:x="12.529cm" svg:y="3.235cm">
          <draw:image xlink:href="Pictures/100002010000009F0000002A0BBDCF7CE21017E6.png" xlink:type="simple" xlink:show="embed" xlink:actuate="onLoad" loext:mime-type="image/png">
            <text:p/>
          </draw:image>
        </draw:frame>
        <draw:frame draw:style-name="gr9" draw:text-style-name="P9" draw:layer="layout" svg:width="4.206cm" svg:height="1.11cm" svg:x="18.435cm" svg:y="3.235cm">
          <draw:image xlink:href="Pictures/100002010000009F0000002A0BBDCF7CE21017E6.png" xlink:type="simple" xlink:show="embed" xlink:actuate="onLoad" loext:mime-type="image/png">
            <text:p/>
          </draw:image>
        </draw:frame>
        <draw:frame draw:style-name="gr9" draw:text-style-name="P9" draw:layer="layout" svg:width="4.206cm" svg:height="1.11cm" svg:x="23.929cm" svg:y="3.335cm">
          <draw:image xlink:href="Pictures/100002010000009F0000002A0BBDCF7CE21017E6.png" xlink:type="simple" xlink:show="embed" xlink:actuate="onLoad" loext:mime-type="image/png">
            <text:p/>
          </draw:image>
        </draw:frame>
        <draw:custom-shape draw:style-name="gr11" draw:text-style-name="P8" draw:layer="layout" svg:width="4.2cm" svg:height="4.2cm" svg:x="1.035cm" svg:y="5.135cm">
          <text:p text:style-name="P9">Name </text:p>
          <text:p text:style-name="P9"/>
          <text:p text:style-name="P9">...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" draw:text-style-name="P3" draw:layer="layout" svg:width="28.429cm" svg:height="1.506cm" svg:x="0.643cm" svg:y="0.831cm">
          <draw:image xlink:href="Pictures/100002010000043300000039C6244010E1D24E8D.png" xlink:type="simple" xlink:show="embed" xlink:actuate="onLoad" loext:mime-type="image/png">
            <text:p/>
          </draw:image>
        </draw:frame>
        <draw:frame draw:style-name="gr2" draw:text-style-name="P3" draw:layer="layout" svg:width="1.401cm" svg:height="1.428cm" svg:x="0.734cm" svg:y="0.907cm">
          <draw:image xlink:href="Pictures/100002010000003500000036533FDBB73F90A926.png" xlink:type="simple" xlink:show="embed" xlink:actuate="onLoad" loext:mime-type="image/png">
            <text:p/>
          </draw:image>
        </draw:frame>
        <draw:frame draw:style-name="gr7" draw:text-style-name="P12" draw:layer="layout" svg:width="1.323cm" svg:height="1.439cm" svg:x="27.742cm" svg:y="0.896cm">
          <draw:image xlink:href="Pictures/10000201000000390000003EA3452738E8B9AB13.png" xlink:type="simple" xlink:show="embed" xlink:actuate="onLoad" loext:mime-type="image/png">
            <text:p text:style-name="P9"><text:span text:style-name="T3">-&gt;</text:span></text:p>
          </draw:image>
        </draw:frame>
        <draw:custom-shape draw:style-name="gr12" draw:text-style-name="P7" draw:layer="layout" svg:width="0.23cm" svg:height="18.03cm" svg:x="28.785cm" svg:y="2.335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237cm" svg:height="2.698cm" svg:x="28.762cm" svg:y="3.988cm">
          <draw:image xlink:href="Pictures/10000201000000090000006651AC093571E7137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4:48:06.934390281</meta:creation-date>
    <dc:date>2021-07-15T16:23:45.542966201</dc:date>
    <meta:editing-duration>PT15M6S</meta:editing-duration>
    <meta:editing-cycles>5</meta:editing-cycles>
    <meta:generator>LibreOffice/6.4.7.2$Linux_X86_64 LibreOffice_project/40$Build-2</meta:generator>
    <meta:document-statistic meta:object-count="31"/>
  </office:meta>
</office:document-meta>
</file>